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Builder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Builder.forProject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Builder.TagBuilder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Builder.ech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Builder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Builder.tagWithNs( String name ,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Builder.ta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Builder.mk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Builder.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